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C6D9BDF0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Fmain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3cm" fo:min-width="0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3cm" fo:min-width="0.6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7cm" fo:min-width="0cm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fill-color="#999999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5cm" fo:min-width="0.6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16" style:family="graphic" style:parent-style-name="standard">
      <style:graphic-properties svg:stroke-width="0.203cm" svg:stroke-color="#800000" draw:fill="none" draw:fill-color="#999999" draw:textarea-horizontal-align="center" draw:textarea-vertical-align="middle" fo:padding-top="0.101cm" fo:padding-bottom="0.101cm" fo:padding-left="0.101cm" fo:padding-right="0.101cm"/>
    </style:style>
    <style:style style:name="pr1" style:family="presentation" style:parent-style-name="lyt-default-title">
      <style:graphic-properties draw:fill-color="#ffffff" draw:auto-grow-height="true" fo:min-height="3.51cm"/>
    </style:style>
    <style:style style:name="pr2" style:family="presentation" style:parent-style-name="lyt-default-title">
      <style:graphic-properties draw:fill-color="#ffffff" draw:auto-grow-height="true" fo:min-height="1.449cm"/>
    </style:style>
    <style:style style:name="pr3" style:family="presentation" style:parent-style-name="lyt-default-notes">
      <style:graphic-properties draw:fill-color="#ffffff" draw:auto-grow-height="true" fo:min-height="10.629cm"/>
    </style:style>
    <style:style style:name="pr4" style:family="presentation" style:parent-style-name="lyt-default-title">
      <style:graphic-properties draw:auto-grow-height="true" fo:min-height="3.508cm"/>
    </style:style>
    <style:style style:name="pr5" style:family="presentation" style:parent-style-name="lyt-default-outline1">
      <style:graphic-properties fo:min-height="13.234cm"/>
    </style:style>
    <style:style style:name="pr6" style:family="presentation" style:parent-style-name="lyt-default-notes">
      <style:graphic-properties draw:fill-color="#ffffff" fo:min-height="10.629cm"/>
    </style:style>
    <style:style style:name="pr7" style:family="presentation" style:parent-style-name="lyt-default-title">
      <style:graphic-properties fo:min-height="3.508cm"/>
    </style:style>
    <style:style style:name="pr8" style:family="presentation" style:parent-style-name="lyt-default-outline1">
      <style:graphic-properties fo:min-height="12.723cm"/>
    </style:style>
    <style:style style:name="P1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family="'Liberation Mono'" style:font-family-generic="modern" style:font-pitch="fixed"/>
    </style:style>
    <style:style style:name="P10" style:family="paragraph">
      <style:text-properties fo:font-family="'Liberation Mono'" style:font-family-generic="modern" style:font-pitch="fixed" fo:font-size="24pt"/>
    </style:style>
    <style:style style:name="P11" style:family="paragraph">
      <style:text-properties fo:font-size="20pt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'Liberation Mono'" style:font-family-generic="modern" style:font-pitch="fixed"/>
    </style:style>
    <style:style style:name="T7" style:family="text">
      <style:text-properties fo:font-family="'Liberation Mono'" style:font-family-generic="modern" style:font-pitch="fixed" fo:font-size="24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21">
        <office:forms form:automatic-focus="false" form:apply-design-mode="false"/>
        <draw:frame presentation:style-name="pr1" draw:text-style-name="P1" draw:layer="layout" svg:width="24.511cm" svg:height="3.51cm" svg:x="0cm" svg:y="6.584cm" presentation:class="title" presentation:user-transformed="true">
          <draw:text-box>
            <text:p>JBrowse</text:p>
          </draw:text-box>
        </draw:frame>
        <draw:frame presentation:style-name="pr2" draw:text-style-name="P3" draw:layer="layout" svg:width="15.981cm" svg:height="4.435cm" svg:x="5.715cm" svg:y="10.17cm" presentation:class="title" presentation:user-transformed="true">
          <draw:text-box>
            <text:p text:style-name="P2"><text:span text:style-name="T1">Mitch Skinner</text:span><text:span text:style-name="T1"><text:line-break/></text:span><text:span text:style-name="T1">Ian Holmes lab</text:span><text:span text:style-name="T1"><text:line-break/></text:span><text:span text:style-name="T1">UC Berkeley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lyt-default" presentation:presentation-page-layout-name="AL2T1">
        <office:forms form:automatic-focus="false" form:apply-design-mode="false"/>
        <draw:frame presentation:style-name="pr4" draw:layer="layout" svg:width="23.902cm" svg:height="3.508cm" svg:x="2.056cm" svg:y="1.743cm" presentation:class="title">
          <draw:text-box>
            <text:p>This talk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>How it works; why</text:p>
              </text:list-item>
              <text:list-item>
                <text:p>Progress since Toronto</text:p>
              </text:list-item>
              <text:list-item>
                <text:p>Walk through setting up browser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4" draw:master-page-name="lyt-default" presentation:presentation-page-layout-name="AL2T1">
        <office:forms form:automatic-focus="false" form:apply-design-mode="false"/>
        <draw:frame presentation:style-name="pr4" draw:layer="layout" svg:width="23.902cm" svg:height="4.725cm" svg:x="2.056cm" svg:y="1.135cm" presentation:class="title" presentation:user-transformed="true">
          <draw:text-box>
            <text:p>How it works<text:line-break/>(features)</text:p>
          </draw:text-box>
        </draw:frame>
        <draw:frame presentation:style-name="pr5" draw:layer="layout" svg:width="23.902cm" svg:height="13.234cm" svg:x="2.056cm" svg:y="5.839cm" presentation:class="outline" presentation:placeholder="true">
          <draw:text-box/>
        </draw:frame>
        <draw:custom-shape draw:style-name="gr2" draw:text-style-name="P5" draw:layer="layout" svg:width="8.255cm" svg:height="8.255cm" svg:x="2.54cm" svg:y="6.84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6" draw:layer="layout" svg:width="7.233cm" svg:height="4.681cm" svg:x="2.927cm" svg:y="9.389cm">
          <draw:text-box>
            <text:p><text:span text:style-name="T2">Bio::DasI</text:span></text:p>
            <text:p><text:span text:style-name="T2">(Bio::DB::GFF,</text:span></text:p>
            <text:p><text:span text:style-name="T2">Bio::DB::SeqFeature::Store,</text:span></text:p>
            <text:p><text:span text:style-name="T2">Etc)</text:span></text:p>
            <text:p><text:span text:style-name="T3">Or</text:span></text:p>
            <text:p><text:span text:style-name="T2">GFF file</text:span></text:p>
          </draw:text-box>
        </draw:frame>
        <draw:custom-shape draw:style-name="gr4" draw:text-style-name="P5" draw:layer="layout" svg:width="2.54cm" svg:height="1.905cm" svg:x="11.43cm" svg:y="11.2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7" draw:layer="layout" svg:width="1.725cm" svg:height="0.941cm" svg:x="11.61cm" svg:y="9.854cm">
          <draw:text-box>
            <text:p text:style-name="P7"><text:span text:style-name="T4">script</text:span></text:p>
          </draw:text-box>
        </draw:frame>
        <draw:frame draw:style-name="gr6" draw:text-style-name="P6" draw:layer="layout" svg:width="9.671cm" svg:height="5.23cm" svg:x="15.24cm" svg:y="9.389cm">
          <draw:text-box>
            <text:p><text:span text:style-name="T2">JSON NCList</text:span></text:p>
            <text:p><text:span text:style-name="T2"/></text:p>
            <text:p><text:span text:style-name="T2">[24052,25621,1,"700","JYalpha"],</text:span></text:p>
            <text:p><text:span text:style-name="T2">[26993,32391,-1,"1035","CR32011"],</text:span></text:p>
            <text:p><text:span text:style-name="T2">[33775,46839,-1,"1408","CR32010"],</text:span></text:p>
            <text:p><text:span text:style-name="T2">[48155,51939,-1,"1823","CR32009"]</text:span></text:p>
          </draw:text-box>
        </draw:frame>
        <draw:custom-shape draw:style-name="gr4" draw:text-style-name="P5" draw:layer="layout" svg:width="1.905cm" svg:height="2.54cm" svg:x="19.05cm" svg:y="15.1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7" draw:layer="layout" svg:width="4.286cm" svg:height="0.941cm" svg:x="17.78cm" svg:y="17.78cm">
          <draw:text-box>
            <text:p text:style-name="P7"><text:span text:style-name="T4">Web Browser</text:span></text:p>
          </draw:text-box>
        </draw:frame>
        <draw:rect draw:style-name="gr7" draw:text-style-name="P5" draw:layer="layout" svg:width="10.795cm" svg:height="5.715cm" svg:x="14.605cm" svg:y="8.754cm">
          <text:p/>
        </draw:rect>
        <draw:frame draw:style-name="gr8" draw:text-style-name="P7" draw:layer="layout" svg:width="1.941cm" svg:height="1.025cm" svg:x="20.955cm" svg:y="15.485cm">
          <draw:text-box>
            <text:p text:style-name="P7"><text:span text:style-name="T4">HTTP</text:span></text:p>
          </draw:text-box>
        </draw:frame>
        <draw:frame draw:style-name="gr9" draw:text-style-name="P8" draw:layer="layout" svg:width="8.392cm" svg:height="2.566cm" svg:x="3.175cm" svg:y="17.119cm">
          <draw:text-box>
            <text:p text:style-name="P8"><text:span text:style-name="T5">NCLists: Alekseyenko &amp; Lee</text:span></text:p>
            <text:p text:style-name="P8"><text:span text:style-name="T5">Bioinformatics, 2007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lyt-default" presentation:presentation-page-layout-name="AL2T1">
        <office:forms form:automatic-focus="false" form:apply-design-mode="false"/>
        <draw:frame presentation:style-name="pr7" draw:layer="layout" svg:width="23.902cm" svg:height="4.725cm" svg:x="2.056cm" svg:y="1.135cm" presentation:class="title" presentation:user-transformed="true">
          <draw:text-box>
            <text:p>Reasons to use pre-generated JSON</text:p>
          </draw:text-box>
        </draw:frame>
        <draw:frame presentation:style-name="pr8" draw:layer="layout" svg:width="23.902cm" svg:height="12.723cm" svg:x="2.056cm" svg:y="6.35cm" presentation:class="outline" presentation:user-transformed="true">
          <draw:text-box>
            <text:list text:style-name="L2">
              <text:list-item>
                <text:p>No CGI needed for browsing</text:p>
                <text:list>
                  <text:list-item>
                    <text:p>Easier installation</text:p>
                  </text:list-item>
                  <text:list-item>
                    <text:p>Scale to large genome, large number of users (zoom out to whole chromosome)</text:p>
                  </text:list-item>
                </text:list>
              </text:list-item>
              <text:list-item>
                <text:p>Takes advantage of HTTP caching</text:p>
                <text:list>
                  <text:list-item>
                    <text:p>web browser caches JSON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lyt-default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Progress since Toronto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>Name/ID searching</text:p>
              </text:list-item>
              <text:list-item>
                <text:p>Quantitative (e.g., wiggle) tracks</text:p>
              </text:list-item>
              <text:list-item>
                <text:p>Subfeature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lyt-default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Name/ID searching</text:p>
          </draw:text-box>
        </draw:frame>
        <draw:frame presentation:style-name="pr5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GBrowse: different search implementation for each data source</text:p>
              </text:list-item>
              <text:list-item>
                <text:p>JBrowse: we touch each feature anyway when we generate JSON, so just get names then</text:p>
                <text:list>
                  <text:list-item>
                    <text:p>Afterward, collect name-&gt;location mappings into a tri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lyt-default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 presentation:user-transformed="true">
          <draw:text-box>
            <text:p>Name/ID searching: Trie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>Shares prefixes among a set of strings</text:p>
              </text:list-item>
            </text:list>
          </draw:text-box>
        </draw:frame>
        <draw:frame draw:style-name="gr3" draw:text-style-name="P9" draw:layer="layout" svg:width="3.558cm" svg:height="2.884cm" svg:x="5.332cm" svg:y="9.525cm">
          <draw:text-box>
            <text:p><text:span text:style-name="T6">genomic</text:span></text:p>
            <text:p><text:span text:style-name="T6">genetic</text:span></text:p>
            <text:p><text:span text:style-name="T6">general</text:span></text:p>
          </draw:text-box>
        </draw:frame>
        <draw:frame draw:style-name="gr3" draw:text-style-name="P9" draw:id="id1" draw:layer="layout" svg:width="1.526cm" svg:height="0.962cm" svg:x="15.875cm" svg:y="10.16cm">
          <draw:text-box>
            <text:p><text:span text:style-name="T6">gen</text:span></text:p>
          </draw:text-box>
        </draw:frame>
        <draw:frame draw:style-name="gr3" draw:text-style-name="P9" draw:id="id2" draw:layer="layout" svg:width="2.034cm" svg:height="0.962cm" svg:x="18.415cm" svg:y="8.89cm">
          <draw:text-box>
            <text:p><text:span text:style-name="T6">omic</text:span></text:p>
          </draw:text-box>
        </draw:frame>
        <draw:frame draw:style-name="gr10" draw:text-style-name="P9" draw:id="id3" draw:layer="layout" svg:width="0.51cm" svg:height="1.373cm" svg:x="18.415cm" svg:y="11.43cm">
          <draw:text-box>
            <text:p><text:span text:style-name="T6">e</text:span></text:p>
          </draw:text-box>
        </draw:frame>
        <draw:frame draw:style-name="gr3" draw:text-style-name="P9" draw:id="id4" draw:layer="layout" svg:width="1.526cm" svg:height="0.962cm" svg:x="20.32cm" svg:y="10.795cm">
          <draw:text-box>
            <text:p><text:span text:style-name="T6">tic</text:span></text:p>
          </draw:text-box>
        </draw:frame>
        <draw:frame draw:style-name="gr11" draw:text-style-name="P9" draw:id="id5" draw:layer="layout" svg:width="1.526cm" svg:height="1.597cm" svg:x="20.32cm" svg:y="12.373cm">
          <draw:text-box>
            <text:p><text:span text:style-name="T6">ral</text:span></text:p>
          </draw:text-box>
        </draw:frame>
        <draw:connector draw:style-name="gr12" draw:text-style-name="P5" draw:layer="layout" draw:type="line" svg:x1="17.401cm" svg:y1="10.641cm" svg:x2="18.415cm" svg:y2="9.371cm" draw:start-shape="id1" draw:start-glue-point="1" draw:end-shape="id2" draw:end-glue-point="3" svg:d="m17401 10641 1014-1270">
          <text:p/>
        </draw:connector>
        <draw:connector draw:style-name="gr12" draw:text-style-name="P5" draw:layer="layout" draw:type="line" svg:x1="17.401cm" svg:y1="10.641cm" svg:x2="18.415cm" svg:y2="11.911cm" draw:start-shape="id1" draw:start-glue-point="1" draw:end-shape="id3" draw:end-glue-point="3" svg:d="m17401 10641 1014 1270">
          <text:p/>
        </draw:connector>
        <draw:connector draw:style-name="gr12" draw:text-style-name="P5" draw:layer="layout" draw:type="line" svg:x1="18.925cm" svg:y1="11.911cm" svg:x2="20.32cm" svg:y2="11.276cm" draw:start-shape="id3" draw:start-glue-point="1" draw:end-shape="id4" draw:end-glue-point="3" svg:d="m18925 11911 1395-635">
          <text:p/>
        </draw:connector>
        <draw:connector draw:style-name="gr12" draw:text-style-name="P5" draw:layer="layout" draw:type="line" svg:x1="18.925cm" svg:y1="12.116cm" svg:x2="20.32cm" svg:y2="13.171cm" draw:start-shape="id3" draw:start-glue-point="1" draw:end-shape="id5" draw:end-glue-point="3" svg:d="m18925 12116 1395 1055">
          <text:p/>
        </draw:connector>
        <draw:custom-shape draw:style-name="gr13" draw:text-style-name="P5" draw:layer="layout" svg:width="5.08cm" svg:height="0.635cm" svg:x="10.16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lyt-default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 presentation:user-transformed="true">
          <draw:text-box>
            <text:p>Name/ID searching: Trie</text:p>
          </draw:text-box>
        </draw:frame>
        <draw:frame presentation:style-name="pr5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Subtries are lazily loaded</text:p>
              </text:list-item>
            </text:list>
          </draw:text-box>
        </draw:frame>
        <draw:frame draw:style-name="gr3" draw:text-style-name="P10" draw:id="id6" draw:layer="layout" svg:width="1.526cm" svg:height="0.962cm" svg:x="15.875cm" svg:y="10.16cm">
          <draw:text-box>
            <text:p><text:span text:style-name="T7">gen</text:span></text:p>
          </draw:text-box>
        </draw:frame>
        <draw:frame draw:style-name="gr3" draw:text-style-name="P10" draw:id="id7" draw:layer="layout" svg:width="2.034cm" svg:height="0.962cm" svg:x="18.415cm" svg:y="8.89cm">
          <draw:text-box>
            <text:p><text:span text:style-name="T7">omic</text:span></text:p>
          </draw:text-box>
        </draw:frame>
        <draw:frame draw:style-name="gr14" draw:text-style-name="P10" draw:id="id8" draw:layer="layout" svg:width="0.51cm" svg:height="0.962cm" svg:x="18.415cm" svg:y="11.43cm">
          <draw:text-box>
            <text:p><text:span text:style-name="T7">e</text:span></text:p>
          </draw:text-box>
        </draw:frame>
        <draw:frame draw:style-name="gr3" draw:text-style-name="P10" draw:id="id9" draw:layer="layout" svg:width="1.526cm" svg:height="0.962cm" svg:x="20.32cm" svg:y="10.795cm">
          <draw:text-box>
            <text:p><text:span text:style-name="T7">tic</text:span></text:p>
          </draw:text-box>
        </draw:frame>
        <draw:frame draw:style-name="gr15" draw:text-style-name="P10" draw:id="id10" draw:layer="layout" svg:width="1.526cm" svg:height="0.962cm" svg:x="20.32cm" svg:y="12.373cm">
          <draw:text-box>
            <text:p><text:span text:style-name="T7">ral</text:span></text:p>
          </draw:text-box>
        </draw:frame>
        <draw:connector draw:style-name="gr12" draw:text-style-name="P5" draw:layer="layout" draw:type="line" svg:x1="17.401cm" svg:y1="10.641cm" svg:x2="18.415cm" svg:y2="9.371cm" draw:start-shape="id6" draw:start-glue-point="1" draw:end-shape="id7" draw:end-glue-point="3" svg:d="m17401 10641 1014-1270">
          <text:p/>
        </draw:connector>
        <draw:connector draw:style-name="gr12" draw:text-style-name="P5" draw:layer="layout" draw:type="line" svg:x1="17.401cm" svg:y1="10.641cm" svg:x2="18.415cm" svg:y2="11.911cm" draw:start-shape="id6" draw:start-glue-point="1" draw:end-shape="id8" draw:end-glue-point="3" svg:d="m17401 10641 1014 1270">
          <text:p/>
        </draw:connector>
        <draw:connector draw:style-name="gr12" draw:text-style-name="P5" draw:layer="layout" draw:type="line" svg:x1="18.925cm" svg:y1="11.911cm" svg:x2="20.32cm" svg:y2="11.276cm" draw:start-shape="id8" draw:start-glue-point="1" draw:end-shape="id9" draw:end-glue-point="3" svg:d="m18925 11911 1395-635">
          <text:p/>
        </draw:connector>
        <draw:connector draw:style-name="gr12" draw:text-style-name="P5" draw:layer="layout" draw:type="line" svg:x1="18.925cm" svg:y1="11.911cm" svg:x2="20.32cm" svg:y2="12.854cm" draw:start-shape="id8" draw:start-glue-point="1" draw:end-shape="id10" draw:end-glue-point="3" svg:d="m18925 11911 1395 943">
          <text:p/>
        </draw:connector>
        <draw:ellipse draw:style-name="gr16" draw:text-style-name="P5" draw:layer="layout" svg:width="5.715cm" svg:height="4.445cm" svg:x="17.145cm" svg:y="10.16cm">
          <text:p/>
        </draw:ellips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text-style-name="P1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lyt-default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Quantitative Tracks</text:p>
          </draw:text-box>
        </draw:frame>
        <draw:frame presentation:style-name="pr5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~12 min to generate tiles for Dmel conservation track (1 data point per base)</text:p>
              </text:list-item>
              <text:list-item>
                <text:p>Wiggle tiles compress well</text:p>
                <text:list>
                  <text:list-item>
                    <text:p>~5 bytes/base, half of which is filesystem over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lyt-default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Future</text:p>
          </draw:text-box>
        </draw:frame>
        <draw:frame presentation:style-name="pr5" draw:layer="layout" svg:width="23.902cm" svg:height="13.234cm" svg:x="2.056cm" svg:y="5.839cm" presentation:class="outline">
          <draw:text-box>
            <text:list text:style-name="L2">
              <text:list-item>
                <text:p>Lots of things to do</text:p>
              </text:list-item>
              <text:list-item>
                <text:p>Question: What's most important to do next?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lyt-default" presentation:presentation-page-layout-name="AL2T1">
        <office:forms form:automatic-focus="false" form:apply-design-mode="false"/>
        <draw:frame presentation:style-name="pr7" draw:layer="layout" svg:width="23.902cm" svg:height="3.508cm" svg:x="2.056cm" svg:y="1.743cm" presentation:class="title">
          <draw:text-box>
            <text:p>Thanks<text:tab/></text:p>
          </draw:text-box>
        </draw:frame>
        <draw:frame presentation:style-name="pr5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>Ian Holmes, Andrew Uzilov, Lincoln Stein, Scott Cain, Chris Mungall</text:p>
              </text:list-item>
              <text:list-item>
                <text:p>NHGRI</text:p>
              </text:list-item>
            </text:list>
          </draw:text-box>
        </draw:frame>
        <draw:frame draw:style-name="gr3" draw:text-style-name="P12" draw:layer="layout" svg:width="11.83cm" svg:height="2.737cm" svg:x="7.855cm" svg:y="13.335cm">
          <draw:text-box>
            <text:p text:style-name="P12"><text:span text:style-name="T8">Code, demo, wiki:</text:span></text:p>
            <text:p text:style-name="P12"><text:span text:style-name="T8"><text:a xlink:href="http://genome.biowiki.org/">http://genome.biowiki.org</text:a>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Fmain" xlink:href="Pictures/100000000000040000000300C6D9BDF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Mpr1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8.566cm" svg:height="6.428cm" svg:x="1cm" svg:y="2.807cm" draw:page-number="1"/>
      <draw:page-thumbnail draw:layer="backgroundobjects" svg:width="8.566cm" svg:height="6.428cm" svg:x="10.567cm" svg:y="2.807cm"/>
      <draw:page-thumbnail draw:layer="backgroundobjects" svg:width="8.566cm" svg:height="6.428cm" svg:x="20.134cm" svg:y="2.807cm"/>
    </style:handout-master>
    <style:master-page style:name="lyt-default" style:page-layout-name="PM1" draw:style-name="Mdp1">
      <office:forms form:automatic-focus="false" form:apply-design-mode="false"/>
      <draw:frame presentation:style-name="Mpr1" draw:text-style-name="MP1" draw:layer="backgroundobjects" svg:width="23.902cm" svg:height="3.507cm" svg:x="2.056cm" svg:y="1.743cm" presentation:class="title">
        <draw:text-box>
          <text:p text:style-name="MP1">Click to edit the title</text:p>
        </draw:text-box>
      </draw:frame>
      <draw:frame presentation:style-name="lyt-default-outline1" draw:layer="backgroundobjects" svg:width="23.902cm" svg:height="13.233cm" svg:x="2.056cm" svg:y="5.839cm" presentation:class="outline" presentation:placeholder="true">
        <draw:text-box/>
      </draw:frame>
      <draw:rect draw:style-name="Mgr1" draw:text-style-name="MP2" draw:layer="backgroundobjects" svg:width="27.991cm" svg:height="0.217cm" svg:x="-0.001cm" svg:y="20.788cm">
        <text:p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dc:title>Default</dc:title>
    <meta:creation-date>2009-01-15T10:16:08</meta:creation-date>
    <dc:language>en-US</dc:language>
    <meta:editing-cycles>12</meta:editing-cycles>
    <meta:editing-duration>PT07H46M26S</meta:editing-duration>
    <meta:initial-creator>Mitch Skinner</meta:initial-creator>
    <dc:date>2009-01-16T14:27:06</dc:date>
    <dc:creator>Mitch Skinner</dc:creator>
    <meta:document-statistic meta:object-count="84"/>
    <meta:user-defined meta:name="Info 1"/>
    <meta:user-defined meta:name="Info 2"/>
    <meta:user-defined meta:name="Info 3"/>
    <meta:user-defined meta:name="Info 4"/>
    <meta:template xlink:type="simple" xlink:actuate="onRequest" xlink:title="Default" xlink:href="/usr/lib/openoffice.org/basis3.0/share/template/en-US/presnt/prs-default.otp"/>
  </office:meta>
</office:document-meta>
</file>